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text-properties fo:font-weight="bold" style:font-weight-asian="bold"/>
    </style:style>
    <style:style style:name="P3" style:family="paragraph" style:parent-style-name="Heading_20_1">
      <style:text-properties fo:font-weight="bold" style:font-weight-asian="bold"/>
    </style:style>
    <style:style style:name="P4" style:family="paragraph" style:parent-style-name="Heading_20_1" style:master-page-name="Standard">
      <style:paragraph-properties style:page-number="1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bzsnat3b5arg"/>Objetivos semanales</text:p>
      <text:p text:style-name="P5">Para el<text:span text:style-name="T2"> 25/03</text:span></text:p>
      <text:p text:style-name="Standard">Mauro</text:p>
      <text:p text:style-name="Standard">barra de vida y estamina</text:p>
      <text:p text:style-name="Standard"/>
      <text:p text:style-name="Standard">Yandy</text:p>
      <text:p text:style-name="Standard">bichar el programa dragonbones</text:p>
      <text:p text:style-name="Standard"/>
      <text:p text:style-name="Standard">Carlos</text:p>
      <text:p text:style-name="Standard">Dibujar una silueta de un personaje en papel</text:p>
      <text:p text:style-name="P3"><text:bookmark text:name="_iz53pltig53x"/>Personajes</text:p>
      <text:p text:style-name="P2"><text:bookmark text:name="_mdyzh5msi4cu"/>Kakashi</text:p>
      <text:p text:style-name="P1">Usa espada de una mano y magia.</text:p>
      <text:p text:style-name="P1">Hijo del señor feudal.</text:p>
      <text:p text:style-name="P1">Tranquilo.</text:p>
      <text:p text:style-name="P2"><text:bookmark text:name="_p5v3nzk5cl1b"/>Ino</text:p>
      <text:p text:style-name="P1">Usa libro mágico y patadas</text:p>
      <text:p text:style-name="P1">Hija de un campesino</text:p>
      <text:p text:style-name="P1">Rebelde </text:p>
      <text:p text:style-name="P2"><text:bookmark text:name="_gamvx4tdk7q1"/>Herrero </text:p>
      <text:p text:style-name="Standard">(Barba, feliz, inspirador?)</text:p>
      <text:p text:style-name="P2"><text:bookmark text:name="_gamvx4tdk7q11"/>Mago</text:p>
      <text:p text:style-name="Standard">(Solitario, misterioso, sabio?)</text:p>
      <text:p text:style-name="P2"><text:bookmark text:name="_n1yo5zjpb7i0"/>Cantinero </text:p>
      <text:p text:style-name="Standard">(No sigue los estándares morales, soberbio, <text:s/>Egoísta?)</text:p>
      <text:p text:style-name="P2"><text:bookmark text:name="_gamvx4tdk7q12"/>Angel-Diablo </text:p>
      <text:p text:style-name="Standard">(Macanudo, doble sentido, sincero siempre, tergiversa las palabras?)</text:p>
      <text:p text:style-name="P3"><text:bookmark text:name="_oxebblhthiyh"/><text:soft-page-break/>Lugares</text:p>
      <text:p text:style-name="Heading_20_2"><text:bookmark text:name="_aa24c28me66"/>Reino 1</text:p>
      <text:p text:style-name="Heading_20_2"><text:bookmark text:name="_aa24c28me661"/>Reino 2</text:p>
      <text:p text:style-name="Heading_20_2"><text:bookmark text:name="_aa24c28me662"/>Pantano</text:p>
      <text:p text:style-name="Heading_20_2"><text:bookmark text:name="_aa24c28me663"/>Bosque 1</text:p>
      <text:p text:style-name="Heading_20_2"><text:bookmark text:name="_aa24c28me664"/>Casa del mago</text:p>
      <text:p text:style-name="Heading_20_2"><text:bookmark text:name="_aa24c28me665"/>Pila de cadáveres</text:p>
      <text:p text:style-name="P3"><text:bookmark text:name="_c1a07kv04973"/>Historia</text:p>
      <text:p text:style-name="P1"/>
      <text:p text:style-name="P1">Kakashi</text:p>
      <text:p text:style-name="P1">Se ve la vista del castillo, se ve la cámara bajar por una de las torres de este. Se escucha un golpe fuerte y la pantalla se vuelve negra.</text:p>
      <text:p text:style-name="P1">Kakashi aparece en una especie de paraíso frente a un ángel, se ponen a hablar.</text:p>
      <text:p text:style-name="P1">Luego te despierte un mago en una pila de cadáveres, se sorprende ver a un zombie.</text:p>
      <text:p text:style-name="P1">Haces algunos favores para el mago (mini tutorial) y luego te manda a la ciudad para informarte más.</text:p>
      <text:p text:style-name="P1"/>
      <text:p text:style-name="P1"/>
      <text:p text:style-name="P1">Ino</text:p>
      <text:p text:style-name="P1">Aparece un árbol y un lamento (llanto de una loca), pantalla en negro.</text:p>
      <text:p text:style-name="P1">Ino aparece en una especie de paraíso frente a un ángel, se ponen a hablar.</text:p>
      <text:p text:style-name="P1">Luego despierta en una pila de cada cadáveres y reconoce un libro que tiene entre la ropa. Lo lee y se cruza con matones que intentan arrebatarlo y los limpia a todos menos a uno, el cual se escabulle hacia Jerusalem.</text:p>
      <text:p text:style-name="P1"/>
      <text:p text:style-name="P1">Por fuera de la historia de Naruto</text:p>
      <text:p text:style-name="P1">Guerra entre dos reinos por la muerte de kakashi (Justo en el momento en que un escolta del reino opuesto vino a negociar)</text:p>
      <text:p text:style-name="P1"/>
      <text:p text:style-name="Heading_20_1"><text:bookmark text:name="_51tsb7dldgu"/><text:soft-page-break/>Mecánicas de juego</text:p>
      <text:p text:style-name="Heading_20_2"><text:bookmark text:name="_dplhbk42h57x"/>Estamina</text:p>
      <text:p text:style-name="Heading_20_2"><text:bookmark text:name="_ut4ppn8no55"/>Alquimia</text:p>
      <text:p text:style-name="Standard"><text:s/>(En cualquier momento de la partida puedes hacer una fogata y combinar objetos para hacer pociones, dependiendo de tus estadísticas y recursos puede salir perfecta, neutral o defectuosa la poción.)</text:p>
      <text:p text:style-name="Heading_20_2"><text:bookmark text:name="_rullhjsnjk25"/>Árbol de habilidades y pasivas.</text:p>
      <text:p text:style-name="Standard"/>
      <text:p text:style-name="Heading_20_1"><text:bookmark text:name="_iy4yhknqk3xd"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9-01-06T19:06:12.51</meta:creation-date>
    <meta:editing-duration>PT1H20M20S</meta:editing-duration>
    <meta:editing-cycles>4</meta:editing-cycles>
    <dc:date>2019-03-20T17:48:26.32</dc:date>
    <dc:creator>Mauro Aguirre De Leon</dc:creator>
    <meta:document-statistic meta:table-count="0" meta:image-count="0" meta:object-count="0" meta:page-count="3" meta:paragraph-count="49" meta:word-count="309" meta:character-count="1763"/>
  </office:meta>
</office:document-meta>
</file>